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19e0ad" officeooo:paragraph-rsid="0017a2df" style:font-style-asian="normal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tyle="normal" officeooo:rsid="0019e0ad" officeooo:paragraph-rsid="0017a2df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1d22ae" officeooo:paragraph-rsid="001d22ae" style:font-style-asian="normal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19e0ad" officeooo:paragraph-rsid="0017a2df" style:font-style-asian="normal" style:font-style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760eb" officeooo:paragraph-rsid="002760eb" style:font-style-asian="normal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1d22ae" officeooo:paragraph-rsid="001d22ae" style:font-style-asian="normal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9d75e" officeooo:paragraph-rsid="0029d75e" style:font-style-asian="normal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b779f" officeooo:paragraph-rsid="002b779f" style:font-style-asian="normal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c8134" officeooo:paragraph-rsid="002c8134" style:font-style-asian="normal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e16da" officeooo:paragraph-rsid="002e16da" style:font-style-asian="normal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e7148" officeooo:paragraph-rsid="002e7148" style:font-style-asian="normal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e9416" officeooo:paragraph-rsid="002e9416" style:font-style-asian="normal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2fed97" officeooo:paragraph-rsid="002fed97" style:font-style-asian="normal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31076b" officeooo:paragraph-rsid="0031076b" style:font-style-asian="normal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31df5a" officeooo:paragraph-rsid="0031df5a" style:font-style-asian="normal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320140" officeooo:paragraph-rsid="00320140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325ea5" officeooo:paragraph-rsid="00325ea5" style:font-style-asian="normal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33c556" officeooo:paragraph-rsid="0033c556" style:font-style-asian="normal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36c509" officeooo:paragraph-rsid="0036c509" style:font-style-asian="normal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tyle="normal" officeooo:rsid="0036d4f2" officeooo:paragraph-rsid="0036d4f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f8bb" style:font-style-asian="italic" style:font-style-complex="italic"/>
    </style:style>
    <style:style style:name="T3" style:family="text">
      <style:text-properties fo:font-style="italic" officeooo:rsid="002710d9" style:font-style-asian="italic" style:font-style-complex="italic"/>
    </style:style>
    <style:style style:name="T4" style:family="text">
      <style:text-properties fo:font-style="italic" officeooo:rsid="002760eb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1cf8bb"/>
    </style:style>
    <style:style style:name="T7" style:family="text">
      <style:text-properties officeooo:rsid="001d22ae"/>
    </style:style>
    <style:style style:name="T8" style:family="text">
      <style:text-properties officeooo:rsid="0020364e"/>
    </style:style>
    <style:style style:name="T9" style:family="text">
      <style:text-properties officeooo:rsid="00251895"/>
    </style:style>
    <style:style style:name="T10" style:family="text">
      <style:text-properties officeooo:rsid="00258715"/>
    </style:style>
    <style:style style:name="T11" style:family="text">
      <style:text-properties officeooo:rsid="0025c2c4"/>
    </style:style>
    <style:style style:name="T12" style:family="text">
      <style:text-properties officeooo:rsid="002710d9"/>
    </style:style>
    <style:style style:name="T13" style:family="text">
      <style:text-properties officeooo:rsid="002760eb"/>
    </style:style>
    <style:style style:name="T14" style:family="text">
      <style:text-properties officeooo:rsid="0029034c"/>
    </style:style>
    <style:style style:name="T15" style:family="text">
      <style:text-properties officeooo:rsid="0029d75e"/>
    </style:style>
    <style:style style:name="T16" style:family="text">
      <style:text-properties officeooo:rsid="002f326a"/>
    </style:style>
    <style:style style:name="T17" style:family="text">
      <style:text-properties officeooo:rsid="00353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Alves de Santana – 202200500</text:p>
      <text:p text:style-name="P1">Daniel Noleto de Oliveira – 202200501</text:p>
      <text:p text:style-name="P1">Luiz Felipe Belisário Macedo – 202200538</text:p>
      <text:p text:style-name="P1"/>
      <text:p text:style-name="P2">SpotINFy</text:p>
      <text:p text:style-name="P1"/>
      <text:p text:style-name="P1"><text:tab/>Para o nosso trabalho, escolhemos modelar e construir um player de música com funcionalidades semelhantes a <text:span text:style-name="T1">players</text:span> famosos. O <text:span text:style-name="T9">projeto</text:span> <text:span text:style-name="T9">possibilitará que</text:span> cada usuário te<text:span text:style-name="T9">nha</text:span> a possibilidade de adicionar música à sua própria <text:span text:style-name="T1">playlist </text:span><text:span text:style-name="T9">individual, e usar uma fila de reprodução com as suas musicas previamente adicionadas</text:span>. Cada usuário também poderá ordenar sua <text:span text:style-name="T10">fila de reprodução</text:span> por ordem alfabética.</text:p>
      <text:p text:style-name="P1"><text:tab/>Nosso objetivo é realizar um trabalho amador inspirado em <text:span text:style-name="T1">players</text:span> de música famosos, adicionando o máximo de funcionalidades úteis. Pretendemos criar dois menus: um para <text:span text:style-name="T11">administradores</text:span>, onde será possível criar e <text:span text:style-name="T11">excluir</text:span> usuários (cada usuário representa uma <text:span text:style-name="T1">playlist</text:span>), e outro para <text:span text:style-name="T12">usuários</text:span>, onde será possível adicionar <text:span text:style-name="T12">e excluir </text:span>músicas <text:span text:style-name="T12">de</text:span> <text:span text:style-name="T12">sua própria </text:span><text:span text:style-name="T3">playlist</text:span><text:span text:style-name="T12">, mostrar todas as musicas que o usuário possui e colocá-las em uma fila de reprodução</text:span> .</text:p>
      <text:p text:style-name="P1"/>
      <text:p text:style-name="P1">Funcionalidades:</text:p>
      <text:p text:style-name="P1"/>
      <text:p text:style-name="P1">1. <text:span text:style-name="T13">Criação de novos usuários: Cada um terá sua própria </text:span><text:span text:style-name="T4">playlist</text:span><text:span text:style-name="T13">, deverá ser informado o nome, e-mail e senha do usuário onde ele precisará do e-mail e senha para logar em sua </text:span><text:span text:style-name="T4">playlist</text:span><text:span text:style-name="T13">.</text:span></text:p>
      <text:p text:style-name="P1">2. <text:span text:style-name="T1">Playlist</text:span> pessoal: Cada usuário terá uma <text:span text:style-name="T5">playlist</text:span> pessoal, na qual ele poderá armazenar suas músicas de acordo com s<text:span text:style-name="T13">ua preferencia, sendo necessário fornecer o nome do autor e da musica</text:span>.</text:p>
      <text:p text:style-name="P1">3. Excluir música: Implementaremos uma função que permita a remoção de uma música da <text:span text:style-name="T1">playlist</text:span> pessoal.</text:p>
      <text:p text:style-name="P5">4. Excluir usuário: Será implementado uma função que possibilitará a remoção de usuários, junto com suas musicas.</text:p>
      <text:p text:style-name="P1"><text:span text:style-name="T13">4</text:span>. Ordenar <text:span text:style-name="T14">lista de reprodução</text:span> por ordem alfabética: Implementaremos uma função que permita a ordenação das músicas da <text:span text:style-name="T14">lista de reprodução por</text:span> ordem alfabética.</text:p>
      <text:p text:style-name="P1"/>
      <text:p text:style-name="P1">Requisitos funcionais e não funcionais:</text:p>
      <text:p text:style-name="P1"><text:soft-page-break/></text:p>
      <text:p text:style-name="P1">Requisitos funcionais:</text:p>
      <text:p text:style-name="P1"/>
      <text:p text:style-name="P1">1. O <text:span text:style-name="T1">player</text:span> deve permitir que os usuários adicionem músicas à <text:span text:style-name="T1">playlist</text:span>.</text:p>
      <text:p text:style-name="P1">2. O <text:span text:style-name="T1">player</text:span> deve permitir que os usuários removam músicas da <text:span text:style-name="T1">playlist</text:span>.</text:p>
      <text:p text:style-name="P1">3. O <text:span text:style-name="T1">player</text:span> deve oferecer <text:span text:style-name="T15">a</text:span> <text:span text:style-name="T7">ordenaçã</text:span><text:span text:style-name="T8">o</text:span> das músicas <text:span text:style-name="T15">que estão em sua</text:span> <text:span text:style-name="T1">playlist,</text:span> <text:span text:style-name="T15">quando forem usadas na lista de reprodução</text:span>:</text:p>
      <text:p text:style-name="P3">4. O <text:span text:style-name="T1">player</text:span> deve possuir mais de um tipo de algoritmo de ordenação.</text:p>
      <text:p text:style-name="P3">5. O <text:span text:style-name="T1">player</text:span> deve possuir mais de um tipo de TAD (Tipo Abstrato de Dados).</text:p>
      <text:p text:style-name="P7">6. O <text:span text:style-name="T1">player</text:span> dever permitir a remoção completa de um usuários especifico que será fornecido</text:p>
      <text:p text:style-name="P3"/>
      <text:p text:style-name="P1">Requisitos não funcionais:</text:p>
      <text:p text:style-name="P1"/>
      <text:p text:style-name="P1">1. Desempenho: <text:span text:style-name="T6">o nosso programa deve ser feito da maneira mais eficiente que nós encontrarmos, tentando ao máximo prezar eficiência no consumo de tempo e memoria</text:span>.</text:p>
      <text:p text:style-name="P1">2. Confiabilidade: o <text:span text:style-name="T6">nosso </text:span><text:span text:style-name="T2">player</text:span><text:span text:style-name="T6"> deve sempre executar as funcionalidades de maneira correta, evitando ao máximo brechas no código para que erros aconteçam</text:span>.</text:p>
      <text:p text:style-name="P1">3. Usabilidade: o <text:span text:style-name="T1">player</text:span> deve ter uma interface clara e objetiva, oferecendo eficiência tanto para o usuário quanto para o administrador.</text:p>
      <text:p text:style-name="P1"/>
      <text:p text:style-name="P8">Funcionamento da aplicação:</text:p>
      <text:p text:style-name="P8"/>
      <text:p text:style-name="P8">O projeto no geral está funcionando sem apresentar falhas ou inconstâncias em suas funcionalidade e nas operações do mesmo, ele foi testado diversas vezes até que chegasse em um nível onde seu desempenho fosse constante e sem falhas perceptíveis.</text:p>
      <text:p text:style-name="P8"/>
      <text:p text:style-name="P8">Complexidade computacional:</text:p>
      <text:p text:style-name="P9">cria_musica = O(1)</text:p>
      <text:p text:style-name="P9">adiciona_musica = O(1)</text:p>
      <text:p text:style-name="P9">cria_usuario = O(1)</text:p>
      <text:p text:style-name="P9">adiciona_usuario = O(1)</text:p>
      <text:p text:style-name="P10">search = O(n)</text:p>
      <text:p text:style-name="P11">excluir_tudo = O(n*m)</text:p>
      <text:p text:style-name="P12"><text:soft-page-break/>excluir_usuari<text:span text:style-name="T16">o</text:span> = O(n*m)</text:p>
      <text:p text:style-name="P13">excluir_musica = O(n)</text:p>
      <text:p text:style-name="P14">print_musica = O(n)</text:p>
      <text:p text:style-name="P15">print = O(n*m)</text:p>
      <text:p text:style-name="P16">particao = O(n)</text:p>
      <text:p text:style-name="P17">QuickSort = O(n*log(n))</text:p>
      <text:p text:style-name="P18">cria_pilha <text:span text:style-name="T17">= O(n)</text:span></text:p>
      <text:p text:style-name="P19">push = O(1)</text:p>
      <text:p text:style-name="P19">top = O(1)</text:p>
      <text:p text:style-name="P20">pop = O(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3:27:51.400725994</meta:creation-date>
    <dc:date>2023-08-07T18:52:25.940905179</dc:date>
    <meta:editing-duration>PT2H27M11S</meta:editing-duration>
    <meta:editing-cycles>33</meta:editing-cycles>
    <meta:generator>LibreOffice/7.5.4.2$Linux_X86_64 LibreOffice_project/50$Build-2</meta:generator>
    <meta:document-statistic meta:table-count="0" meta:image-count="0" meta:object-count="0" meta:page-count="3" meta:paragraph-count="43" meta:word-count="526" meta:character-count="3347" meta:non-whitespace-character-count="2859"/>
  </office:meta>
</office:document-meta>
</file>